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8.34cm" svg:y="3.645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065cm" svg:x="9.52cm" svg:y="1.8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851cm" svg:height="1.037cm" svg:x="7.375cm" svg:y="1.868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35cm" svg:height="1.27cm" svg:x="1.04cm" svg:y="3.775cm">
          <text:p text:style-name="P1"><text:span text:style-name="T1">subcategory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875cm" svg:height="1.27cm" svg:x="15.27cm" svg:y="3.545cm">
          <text:p text:style-name="P1"><text:span text:style-name="T1">relationsh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941cm" svg:height="1.107cm" svg:x="14.4cm" svg:y="1.901cm">
          <text:p text:style-name="P1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1cm" svg:height="1.115cm" svg:x="16.875cm" svg:y="1.835cm">
          <text:p text:style-name="P1"><text:span text:style-name="T1">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1.4cm" svg:x="11.98cm" svg:y="3.525cm">
          <text:p text:style-name="P1"><text:span text:style-name="T1">belong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.325cm" svg:y1="2.905cm" svg:x2="10.09cm" svg:y2="3.675cm">
          <text:p/>
        </draw:line>
        <draw:line draw:style-name="gr2" draw:text-style-name="P1" draw:layer="layout" svg:x1="8.62cm" svg:y1="2.905cm" svg:x2="9.155cm" svg:y2="3.675cm">
          <text:p/>
        </draw:line>
        <draw:line draw:style-name="gr2" draw:text-style-name="P1" draw:layer="layout" svg:x1="15.67cm" svg:y1="2.95cm" svg:x2="16.305cm" svg:y2="3.585cm">
          <text:p/>
        </draw:line>
        <draw:line draw:style-name="gr2" draw:text-style-name="P1" draw:layer="layout" svg:x1="18.11cm" svg:y1="2.95cm" svg:x2="17.075cm" svg:y2="3.585cm">
          <text:p/>
        </draw:line>
        <draw:line draw:style-name="gr2" draw:text-style-name="P1" draw:layer="layout" svg:x1="10.91cm" svg:y1="4.22cm" svg:x2="11.98cm" svg:y2="4.22cm">
          <text:p/>
        </draw:line>
        <draw:path draw:style-name="gr3" draw:text-style-name="P1" draw:layer="layout" svg:width="3.568cm" svg:height="0.355cm" draw:transform="skewX (0.430223660616521) rotate (-0.13857914260951) translate (4.82050100465069cm 4.25109162775699cm)" svg:viewBox="0 0 3569 356" svg:d="m0 7445c509 3 1018-27 1527-51 480-23 965-63 1425-145l395-82 222-78">
          <text:p/>
        </draw:path>
        <draw:frame draw:style-name="gr4" draw:text-style-name="P4" draw:layer="layout" svg:width="1.332cm" svg:height="0.806cm" svg:x="10.71cm" svg:y="3.49cm">
          <draw:text-box>
            <text:p><text:span text:style-name="T1">1..1</text:span></text:p>
          </draw:text-box>
        </draw:frame>
        <draw:frame draw:style-name="gr4" draw:text-style-name="P4" draw:layer="layout" svg:width="1.332cm" svg:height="0.806cm" svg:x="6.911cm" svg:y="3.19cm">
          <draw:text-box>
            <text:p><text:span text:style-name="T1">1..1</text:span></text:p>
          </draw:text-box>
        </draw:frame>
        <draw:frame draw:style-name="gr4" draw:text-style-name="P4" draw:layer="layout" svg:width="1.251cm" svg:height="0.806cm" svg:x="7.012cm" svg:y="4.39cm">
          <draw:text-box>
            <text:p><text:span text:style-name="T1">0..*</text:span></text:p>
          </draw:text-box>
        </draw:frame>
        <draw:path draw:style-name="gr3" draw:text-style-name="P1" draw:layer="layout" svg:width="3.744cm" svg:height="1.43cm" draw:transform="skewX (-0.198269403026518) rotate (2.80439504210396) translate (8.144372484569cm 5.41410487130877cm)" svg:viewBox="0 0 3745 1431" svg:d="m0-3523c192-47 377 73 564 86 197 16 395 61 590 24 190-36 380-68 567-130 188-65 370-146 550-236 178-89 355-164 523-308s355-233 536-336l181-141 159-161 75-104">
          <text:p/>
        </draw:path>
        <draw:frame draw:style-name="gr4" draw:text-style-name="P4" draw:layer="layout" svg:width="2.542cm" svg:height="0.806cm" svg:x="5.734cm" svg:y="3.64cm">
          <draw:text-box>
            <text:p><text:span text:style-name="T1">belong to</text:span></text:p>
          </draw:text-box>
        </draw:frame>
        <draw:frame draw:style-name="gr4" draw:text-style-name="P4" draw:layer="layout" svg:width="3.207cm" svg:height="0.806cm" svg:x="5.334cm" svg:y="4.84cm">
          <draw:text-box>
            <text:p><text:span text:style-name="T1">subcategory</text:span></text:p>
          </draw:text-box>
        </draw:frame>
        <draw:line draw:style-name="gr2" draw:text-style-name="P1" draw:layer="layout" svg:x1="14.11cm" svg:y1="4.22cm" svg:x2="15.18cm" svg:y2="4.22cm">
          <text:p/>
        </draw:line>
        <draw:frame draw:style-name="gr4" draw:text-style-name="P4" draw:layer="layout" svg:width="1.251cm" svg:height="0.806cm" svg:x="14.21cm" svg:y="3.49cm">
          <draw:text-box>
            <text:p><text:span text:style-name="T1">0..*</text:span></text:p>
          </draw:text-box>
        </draw:frame>
        <draw:custom-shape draw:style-name="gr1" draw:text-style-name="P2" draw:layer="layout" svg:width="2.54cm" svg:height="1.27cm" svg:x="9.14cm" svg:y="5.546cm">
          <text:p text:style-name="P1"><text:span text:style-name="T1">code pie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1.4cm" svg:x="12.78cm" svg:y="5.426cm">
          <text:p text:style-name="P1"><text:span text:style-name="T1">relat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71cm" svg:y1="6.121cm" svg:x2="12.78cm" svg:y2="6.121cm">
          <text:p/>
        </draw:line>
        <draw:frame draw:style-name="gr4" draw:text-style-name="P4" draw:layer="layout" svg:width="1.332cm" svg:height="0.806cm" svg:x="11.51cm" svg:y="5.391cm">
          <draw:text-box>
            <text:p><text:span text:style-name="T1">1..1</text:span></text:p>
          </draw:text-box>
        </draw:frame>
        <draw:line draw:style-name="gr2" draw:text-style-name="P1" draw:layer="layout" svg:x1="14.91cm" svg:y1="6.121cm" svg:x2="15.605cm" svg:y2="4.81cm">
          <text:p/>
        </draw:line>
        <draw:frame draw:style-name="gr5" draw:text-style-name="P4" draw:layer="layout" svg:width="1.251cm" svg:height="0.806cm" svg:x="14.41cm" svg:y="4.691cm">
          <draw:text-box>
            <text:p><text:span text:style-name="T1">0..*</text:span></text:p>
          </draw:text-box>
        </draw:frame>
        <draw:custom-shape draw:style-name="gr1" draw:text-style-name="P2" draw:layer="layout" svg:width="3.531cm" svg:height="1.27cm" svg:x="8.95cm" svg:y="7.247cm">
          <text:p text:style-name="P1"><text:span text:style-name="T1">documentation</text:span></text:p>
          <text:p text:style-name="P1"><text:span text:style-name="T1"><text:s/></text:span><text:span text:style-name="T1">pie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1.4cm" svg:x="13.581cm" svg:y="7.127cm">
          <text:p text:style-name="P1"><text:span text:style-name="T1">relat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2.511cm" svg:y1="7.822cm" svg:x2="13.581cm" svg:y2="7.822cm">
          <text:p/>
        </draw:line>
        <draw:frame draw:style-name="gr4" draw:text-style-name="P4" draw:layer="layout" svg:width="1.332cm" svg:height="0.806cm" svg:x="12.311cm" svg:y="7.092cm">
          <draw:text-box>
            <text:p><text:span text:style-name="T1">1..1</text:span></text:p>
          </draw:text-box>
        </draw:frame>
        <draw:line draw:style-name="gr2" draw:text-style-name="P1" draw:layer="layout" svg:x1="15.711cm" svg:y1="7.822cm" svg:x2="16.24cm" svg:y2="4.81cm">
          <text:p/>
        </draw:line>
        <draw:frame draw:style-name="gr4" draw:text-style-name="P4" draw:layer="layout" svg:width="1.251cm" svg:height="0.806cm" svg:x="16.011cm" svg:y="4.692cm">
          <draw:text-box>
            <text:p><text:span text:style-name="T1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fill="solid" draw:fill-color="#ffff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3-10T22:30:38</meta:creation-date>
    <dc:date>2013-03-14T09:08:47</dc:date>
    <dc:creator>Derek Qian</dc:creator>
    <meta:editing-duration>PT01H59M22S</meta:editing-duration>
    <meta:editing-cycles>6</meta:editing-cycles>
    <meta:generator>OpenOffice.org/3.2$Linux OpenOffice.org_project/320m19$Build-9505</meta:generator>
    <meta:document-statistic meta:object-count="34"/>
  </office:meta>
</office:document-meta>
</file>